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query update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updated the optimized sql query</text:p>
          </table:table-cell>
          <table:table-cell table:style-name="ce14" office:value-type="string">
            <text:p>complet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technical sesssion</text:p>
          </table:table-cell>
          <table:table-cell table:style-name="ce6" office:value-type="float" office:value="1.3">
            <text:p>1.30</text:p>
          </table:table-cell>
          <table:table-cell table:style-name="ce11"/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sat activity</text:p>
          </table:table-cell>
          <table:table-cell table:style-name="ce6" office:value-type="float" office:value="1.3">
            <text:p>1.30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itunes file processing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done with new method implementation but still getting wrong data in revenue column also the cron is not stopping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22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5T22:08:09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17" meta:object-count="0"/>
  </office:meta>
</office:document-meta>
</file>